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pp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Banan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7" calcext:value-type="float">
            <text:p>123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Orang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8" calcext:value-type="float">
            <text:p>12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Berr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9" calcext:value-type="float">
            <text:p>12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Grap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0" calcext:value-type="float">
            <text:p>12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Melo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1" calcext:value-type="float">
            <text:p>12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Broccol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2" calcext:value-type="float">
            <text:p>123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arro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3" calcext:value-type="float">
            <text:p>12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ucumb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4" calcext:value-type="float">
            <text:p>1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Garlic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5" calcext:value-type="float">
            <text:p>123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Lett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6" calcext:value-type="float">
            <text:p>123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Mushroom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7" calcext:value-type="float">
            <text:p>123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Onio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8" calcext:value-type="float">
            <text:p>12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Pepp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9" calcext:value-type="float">
            <text:p>123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Pot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0" calcext:value-type="float">
            <text:p>123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Tom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1" calcext:value-type="float">
            <text:p>12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Zucchi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2" calcext:value-type="float">
            <text:p>12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Bea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3" calcext:value-type="float">
            <text:p>123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Frui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4" calcext:value-type="float">
            <text:p>123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So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5" calcext:value-type="float">
            <text:p>123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Tomato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6" calcext:value-type="float">
            <text:p>12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Tuna Fis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7" calcext:value-type="float">
            <text:p>12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Vegetab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8" calcext:value-type="float">
            <text:p>12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Mea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9" calcext:value-type="float">
            <text:p>12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Pizz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0" calcext:value-type="float">
            <text:p>123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Pot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1" calcext:value-type="float">
            <text:p>123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Vegetab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2" calcext:value-type="float">
            <text:p>123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Waff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3" calcext:value-type="float">
            <text:p>123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Ice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4" calcext:value-type="float">
            <text:p>12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Beef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5" calcext:value-type="float">
            <text:p>123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Poultr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6" calcext:value-type="float">
            <text:p>123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Por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7" calcext:value-type="float">
            <text:p>123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Fis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8" calcext:value-type="float">
            <text:p>123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Baco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9" calcext:value-type="float">
            <text:p>12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Sausag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0" calcext:value-type="float">
            <text:p>12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Choriz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9" calcext:value-type="float">
            <text:p>12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old Cu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1" calcext:value-type="float">
            <text:p>123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2" calcext:value-type="float">
            <text:p>12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Sala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3" calcext:value-type="float">
            <text:p>123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Peppero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Sal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4" calcext:value-type="float">
            <text:p>123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Pepper 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5" calcext:value-type="float">
            <text:p>12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Garlic Sal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6" calcext:value-type="float">
            <text:p>12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Peanut Bu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6" calcext:value-type="float">
            <text:p>12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Jell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7" calcext:value-type="float">
            <text:p>123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8" calcext:value-type="float">
            <text:p>123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Mayonnai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9" calcext:value-type="float">
            <text:p>123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Mustar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0" calcext:value-type="float">
            <text:p>12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Ketch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1" calcext:value-type="float">
            <text:p>123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Pick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2" calcext:value-type="float">
            <text:p>123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BBQ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3" calcext:value-type="float">
            <text:p>12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Oi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4" calcext:value-type="float">
            <text:p>123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Vinega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5" calcext:value-type="float">
            <text:p>123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alad Dressing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6" calcext:value-type="float">
            <text:p>123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oy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7" calcext:value-type="float">
            <text:p>123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paghetti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8" calcext:value-type="float">
            <text:p>12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Alredo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Maple Syr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9" calcext:value-type="float">
            <text:p>12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Tuf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0" calcext:value-type="float">
            <text:p>123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Hummu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1" calcext:value-type="float">
            <text:p>123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Soy Mil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2" calcext:value-type="float">
            <text:p>123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retz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3" calcext:value-type="float">
            <text:p>123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ook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4" calcext:value-type="float">
            <text:p>123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hip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5" calcext:value-type="float">
            <text:p>12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Dip/Sals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6" calcext:value-type="float">
            <text:p>123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rack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7" calcext:value-type="float">
            <text:p>123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and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8" calcext:value-type="float">
            <text:p>123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Nu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9" calcext:value-type="float">
            <text:p>123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opcor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0" calcext:value-type="float">
            <text:p>123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Raisi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1" calcext:value-type="float">
            <text:p>123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ack Ba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2" calcext:value-type="float">
            <text:p>12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Sandwic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3" calcext:value-type="float">
            <text:p>123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Fresh Loaf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4" calcext:value-type="float">
            <text:p>12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Bag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5" calcext:value-type="float">
            <text:p>12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Muffi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6" calcext:value-type="float">
            <text:p>12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Pit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7" calcext:value-type="float">
            <text:p>123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Tortill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8" calcext:value-type="float">
            <text:p>12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Wa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9" calcext:value-type="float">
            <text:p>12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Jui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0" calcext:value-type="float">
            <text:p>123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od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1" calcext:value-type="float">
            <text:p>12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ffe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2" calcext:value-type="float">
            <text:p>123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Te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3" calcext:value-type="float">
            <text:p>123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4" calcext:value-type="float">
            <text:p>123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5" calcext:value-type="float">
            <text:p>123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Egg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6" calcext:value-type="float">
            <text:p>123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7" calcext:value-type="float">
            <text:p>123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Cream 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8" calcext:value-type="float">
            <text:p>12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Yogur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9" calcext:value-type="float">
            <text:p>12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Heavy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9" calcext:value-type="float">
            <text:p>12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Parmesa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Shredded Mozzarel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Spaghett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0" calcext:value-type="float">
            <text:p>123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Ri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1" calcext:value-type="float">
            <text:p>123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Fettucci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Rigato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Suga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2" calcext:value-type="float">
            <text:p>12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Flou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3" calcext:value-type="float">
            <text:p>12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Pancake Mix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4" calcext:value-type="float">
            <text:p>123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Vanil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5" calcext:value-type="float">
            <text:p>123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Hot Cerea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6" calcext:value-type="float">
            <text:p>123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Cold Cerea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7" calcext:value-type="float">
            <text:p>12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Grano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8" calcext:value-type="float">
            <text:p>12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9" calcext:value-type="float">
            <text:p>12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hampo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0" calcext:value-type="float">
            <text:p>12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Conditio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Razo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2" calcext:value-type="float">
            <text:p>12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having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3" calcext:value-type="float">
            <text:p>123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Deodoran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4" calcext:value-type="float">
            <text:p>12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Lotio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5" calcext:value-type="float">
            <text:p>12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Toothpast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6" calcext:value-type="float">
            <text:p>12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Flos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7" calcext:value-type="float">
            <text:p>1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Pain Reliev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8" calcext:value-type="float">
            <text:p>123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Dog Foo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9" calcext:value-type="float">
            <text:p>123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Cat Foo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0" calcext:value-type="float">
            <text:p>123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Cat Li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1" calcext:value-type="float">
            <text:p>123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Toilet Pap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2" calcext:value-type="float">
            <text:p>123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aper Tow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3" calcext:value-type="float">
            <text:p>123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Tissu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4" calcext:value-type="float">
            <text:p>123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Aluminum Foi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5" calcext:value-type="float">
            <text:p>12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lastic Wr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6" calcext:value-type="float">
            <text:p>12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lastic Bagg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7" calcext:value-type="float">
            <text:p>123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arbage Bag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8" calcext:value-type="float">
            <text:p>123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undry Detergen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9" calcext:value-type="float">
            <text:p>123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undry Softe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0" calcext:value-type="float">
            <text:p>123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leac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1" calcext:value-type="float">
            <text:p>123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Dishwashing 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2" calcext:value-type="float">
            <text:p>123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Hand 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3" calcext:value-type="float">
            <text:p>123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Household Clea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4" calcext:value-type="float">
            <text:p>12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lass Clea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5" calcext:value-type="float">
            <text:p>12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pong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6" calcext:value-type="float">
            <text:p>123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atter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7" calcext:value-type="float">
            <text:p>12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ight Bulb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8" calcext:value-type="float">
            <text:p>1235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03:20.773602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40:29.904553776</meta:creation-date>
    <dc:date>2017-06-07T10:10:12.914068856</dc:date>
    <meta:editing-duration>PT22M4S</meta:editing-duration>
    <meta:editing-cycles>6</meta:editing-cycles>
    <meta:generator>LibreOffice/5.1.6.2$Linux_X86_64 LibreOffice_project/10m0$Build-2</meta:generator>
    <meta:document-statistic meta:table-count="1" meta:cell-count="798" meta:object-count="0"/>
  </office:meta>
</office:document-meta>
</file>